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taModule.getValue( String attr , Map objectModel , InputModule staticMod , String staticModName , Configuration staticModConf , InputModule dynamicMod , String dynamicModName , Configuration dynam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obtainModule( String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MetaModule.getValues( String attr , Map objectModel , Module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Names( Map objectModel , InputModule staticMod , String staticModName , Configuration staticModConf , InputModule dynamicMod , String dynamicModName , Configuration dynam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Names( Map objectModel , InputModule staticMod , String staticModName , Configuration stat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lazy_initializ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MetaModul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Value( String attr , Map objectModel , ModuleHolder staticHolder , ModuleHolder dynamic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Value( String attr , Map objectModel , Module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Values( String attr , Map objectModel , InputModule staticMod , String staticModName , Configuration stat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taModule.getValue( String attr , Map objectModel , InputModule staticMod , String staticModName , Configuration stat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releaseModule( InputModule modu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etaModule.getValues( String attr , Map objectModel , InputModule staticMod , String staticModName , Configuration staticModConf , InputModule dynamicMod , String dynamicModName , Configuration dynam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( int op , String attr , Map objectModel , InputModule staticMod , String staticModName , Configuration staticModConf , InputModule dynamicMod , String dynamicModName , Configuration dynamicModConf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">
            <text:p text:style-name="Table_20_Contents">7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AbstractMetaModule.getValues( String attr , Map objectModel , ModuleHolder staticHolder , ModuleHolder dynamic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